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7306279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_ISE</text:p>
      <text:p text:style-name="P2">05/2/16</text:p>
      <text:p text:style-name="Standard">Simulation.</text:p>
      <text:p text:style-name="Standard"/>
      <text:p text:style-name="Standard">/home/vidal/wkg/jpeg-2000-test/xula2_fpga/parallel/tb/wbdeppsimple.v</text:p>
      <text:p text:style-name="Standard">/home/vidal/wkg/jpeg-2000-test/xula2_fpga/parallel/wbdeppsimple/wbdeppsimple_tb.v</text:p>
      <text:p text:style-name="Standard"/>
      <text:p text:style-name="Standard"><text:tab/><text:tab/>#103 i_int = 1;</text:p>
      <text:p text:style-name="Standard"><text:s text:c="6"/>#104 i_write_n = 1;</text:p>
      <text:p text:style-name="Standard"><text:tab/><text:tab/>#105 i_dstb_n = 1;</text:p>
      <text:p text:style-name="Standard"><text:s text:c="6"/>#106 i_astb_n = 1;</text:p>
      <text:p text:style-name="Standard"><text:tab/><text:tab/>#108 <text:s/>i_depp = 208;</text:p>
      <text:p text:style-name="Standard"><text:tab/><text:tab/>#110 i_write_n = 0;</text:p>
      <text:p text:style-name="Standard"><text:tab/><text:tab/>#112 i_astb_n = 0;</text:p>
      <text:p text:style-name="Standard"><text:tab/><text:tab/>#113 i_dstb_n = 0;</text:p>
      <text:p text:style-name="Standard"><text:s text:c="6"/>#114 i_write_n = 1;</text:p>
      <text:p text:style-name="Standard"><text:tab/><text:tab/>#115 i_depp = 164;</text:p>
      <text:p text:style-name="Standard"><text:s text:c="6"/>#116 i_astb_n = 1;</text:p>
      <text:p text:style-name="Standard"><text:tab/><text:tab/>#117 i_dstb_n = 1;</text:p>
      <text:p text:style-name="Standard"><text:s text:c="6"/>#118 i_write_n = 1;</text:p>
      <text:p text:style-name="Standard"><text:tab/><text:tab/>#119 i_write_n = 0;</text:p>
      <text:p text:style-name="Standard"><text:s text:c="6"/>#120 i_astb_n = 0;</text:p>
      <text:p text:style-name="Standard"><text:s text:c="6"/>#121 i_dstb_n = 0;</text:p>
      <text:p text:style-name="Standard"><text:s text:c="6"/></text:p>
      <text:p text:style-name="Standard"><text:s text:c="6"/>#123 i_astb_n = 1;</text:p>
      <text:p text:style-name="Standard"><text:tab/><text:tab/>#124 i_dstb_n = 1;</text:p>
      <text:p text:style-name="Standard"><text:s text:c="6"/>#126 i_write_n = 1;</text:p>
      <text:p text:style-name="Standard"><text:s text:c="6"/>#128 i_astb_n = 0;</text:p>
      <text:p text:style-name="Standard"><text:s text:c="6"/>#130 i_dstb_n = 0;</text:p>
      <text:p text:style-name="Standard"><text:s text:c="6"/>#132 i_write_n = 0;</text:p>
      <text:p text:style-name="Standard"><text:s text:c="6"/>#134 i_astb_n = 1;</text:p>
      <text:p text:style-name="Standard"><text:s text:c="6"/>#136 i_dstb_n = 1;</text:p>
      <text:p text:style-name="Standard"><text:s text:c="6"/>#138 i_write_n = 1;<text:tab/></text:p>
      <text:p text:style-name="Standard"/>
      <text:p text:style-name="Standard"/>
      <text:p text:style-name="Standard"><text:tab/>end</text:p>
      <text:p text:style-name="Standard"><text:s text:c="6"/>always i_clk = #5 ~i_clk; <text:s/>// 100 MHz</text:p>
      <text:p text:style-name="Standard">endmodule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73062791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5-02T08:05:45</dc:date>
    <dc:creator>vidal </dc:creator>
    <meta:editing-duration>PT2H46S</meta:editing-duration>
    <meta:editing-cycles>17</meta:editing-cycles>
    <meta:generator>LibreOffice/3.5$Linux_X86_64 LibreOffice_project/350m1$Build-2</meta:generator>
    <meta:document-statistic meta:table-count="0" meta:image-count="1" meta:object-count="0" meta:page-count="2" meta:paragraph-count="34" meta:word-count="115" meta:character-count="803" meta:non-whitespace-character-count="595"/>
  </office:meta>
</office:document-meta>
</file>